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2">
      <style:text-properties fo:language="fr" fo:country="FR" officeooo:rsid="001b0c75" officeooo:paragraph-rsid="001b0c75" style:font-size-asian="10.5pt"/>
    </style:style>
    <style:style style:name="P2" style:family="paragraph" style:parent-style-name="Standard">
      <style:text-properties fo:language="fr" fo:country="FR" officeooo:rsid="001b0c75" officeooo:paragraph-rsid="001b0c75" style:font-size-asian="10.5pt"/>
    </style:style>
    <style:style style:name="P3" style:family="paragraph" style:parent-style-name="Standard">
      <style:text-properties fo:language="fr" fo:country="FR" officeooo:rsid="001b0c75" officeooo:paragraph-rsid="001d3fc7" style:font-size-asian="10.5pt"/>
    </style:style>
    <style:style style:name="P4" style:family="paragraph" style:parent-style-name="Standard">
      <style:text-properties fo:language="fr" fo:country="FR" officeooo:rsid="001d3fc7" officeooo:paragraph-rsid="001fcab5" style:font-size-asian="10.5pt"/>
    </style:style>
    <style:style style:name="P5" style:family="paragraph" style:parent-style-name="Standard">
      <style:text-properties fo:language="fr" fo:country="FR" officeooo:rsid="0019e64a" officeooo:paragraph-rsid="0019e64a"/>
    </style:style>
    <style:style style:name="P6" style:family="paragraph" style:parent-style-name="Standard">
      <style:text-properties fo:language="fr" fo:country="FR" officeooo:rsid="0019e64a" officeooo:paragraph-rsid="001b0c75"/>
    </style:style>
    <style:style style:name="P7" style:family="paragraph" style:parent-style-name="Standard">
      <style:text-properties fo:language="fr" fo:country="FR" officeooo:rsid="001d0291" officeooo:paragraph-rsid="001d0291"/>
    </style:style>
    <style:style style:name="P8" style:family="paragraph" style:parent-style-name="Standard">
      <style:text-properties fo:language="fr" fo:country="FR" officeooo:rsid="001d0291" officeooo:paragraph-rsid="001d3fc7"/>
    </style:style>
    <style:style style:name="P9" style:family="paragraph" style:parent-style-name="Standard">
      <style:text-properties fo:language="fr" fo:country="FR" officeooo:rsid="001d3fc7" officeooo:paragraph-rsid="001d3fc7"/>
    </style:style>
    <style:style style:name="P10" style:family="paragraph" style:parent-style-name="Standard">
      <style:text-properties fo:language="fr" fo:country="FR" officeooo:rsid="001e7700" officeooo:paragraph-rsid="001e7700"/>
    </style:style>
    <style:style style:name="P11" style:family="paragraph" style:parent-style-name="Standard" style:list-style-name="L4">
      <style:text-properties officeooo:paragraph-rsid="00216f3d"/>
    </style:style>
    <style:style style:name="P12" style:family="paragraph" style:parent-style-name="Standard" style:list-style-name="L4">
      <style:text-properties officeooo:rsid="00216f3d" officeooo:paragraph-rsid="00216f3d"/>
    </style:style>
    <style:style style:name="P13" style:family="paragraph" style:parent-style-name="Standard">
      <style:text-properties officeooo:rsid="00216f3d" officeooo:paragraph-rsid="00216f3d"/>
    </style:style>
    <style:style style:name="P14" style:family="paragraph" style:parent-style-name="Standard" style:list-style-name="L6">
      <style:text-properties officeooo:rsid="00216f3d" officeooo:paragraph-rsid="00216f3d"/>
    </style:style>
    <style:style style:name="P15" style:family="paragraph" style:parent-style-name="Standard">
      <style:text-properties officeooo:paragraph-rsid="00216f3d"/>
    </style:style>
    <style:style style:name="P16" style:family="paragraph" style:parent-style-name="Standard">
      <style:paragraph-properties fo:text-align="start" style:justify-single-word="false"/>
      <style:text-properties style:text-underline-style="solid" style:text-underline-width="auto" style:text-underline-color="font-color" officeooo:rsid="00216f3d" officeooo:paragraph-rsid="00216f3d"/>
    </style:style>
    <style:style style:name="P17" style:family="paragraph" style:parent-style-name="Standard">
      <style:paragraph-properties fo:break-before="page"/>
      <style:text-properties fo:language="fr" fo:country="FR" officeooo:rsid="0019e64a" officeooo:paragraph-rsid="0019e64a"/>
    </style:style>
    <style:style style:name="P18" style:family="paragraph" style:parent-style-name="Standard">
      <style:paragraph-properties fo:break-before="page"/>
      <style:text-properties fo:language="fr" fo:country="FR" officeooo:rsid="001d3fc7" officeooo:paragraph-rsid="001fcab5" style:font-size-asian="10.5pt"/>
    </style:style>
    <style:style style:name="P19" style:family="paragraph" style:parent-style-name="Standard">
      <style:paragraph-properties fo:break-before="page"/>
      <style:text-properties officeooo:rsid="00216f3d" officeooo:paragraph-rsid="00216f3d"/>
    </style:style>
    <style:style style:name="T1" style:family="text">
      <style:text-properties fo:language="fr" fo:country="FR" style:font-size-asian="10.5pt"/>
    </style:style>
    <style:style style:name="T2" style:family="text">
      <style:text-properties fo:language="fr" fo:country="FR" officeooo:rsid="0019e64a" style:font-size-asian="10.5pt"/>
    </style:style>
    <style:style style:name="T3" style:family="text">
      <style:text-properties fo:language="fr" fo:country="FR" officeooo:rsid="00216f3d" style:font-size-asian="10.5pt"/>
    </style:style>
    <style:style style:name="T4" style:family="text">
      <style:text-properties fo:language="fr" fo:country="FR" style:text-underline-style="solid" style:text-underline-width="auto" style:text-underline-color="font-color" style:font-size-asian="10.5pt"/>
    </style:style>
    <style:style style:name="T5" style:family="text">
      <style:text-properties style:font-size-asian="10.5pt"/>
    </style:style>
    <style:style style:name="T6" style:family="text">
      <style:text-properties officeooo:rsid="001b0c75" style:font-size-asian="10.5pt"/>
    </style:style>
    <style:style style:name="T7" style:family="text">
      <style:text-properties officeooo:rsid="001d3fc7" style:font-size-asian="10.5pt"/>
    </style:style>
    <style:style style:name="T8" style:family="text">
      <style:text-properties officeooo:rsid="001e7700" style:font-size-asian="10.5pt"/>
    </style:style>
    <style:style style:name="T9" style:family="text">
      <style:text-properties officeooo:rsid="001fcab5" style:font-size-asian="10.5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style:font-size-asian="10.5pt"/>
    </style:style>
    <style:style style:name="T12" style:family="text">
      <style:text-properties officeooo:rsid="001f0b9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Questions et justification théorique</text:p>
      <text:p text:style-name="P5"><text:span text:style-name="T1"/></text:p>
      <text:p text:style-name="P7"><text:span text:style-name="T11">Prologue</text:span><text:span text:style-name="T5"> :</text:span></text:p>
      <text:p text:style-name="P8"><text:span text:style-name="T5">Cette questionnaire fait partie d'une étude exploratoire pour voir s'il y a une </text:span><text:span text:style-name="T7">tendance à </text:span><text:span text:style-name="T5"><text:s/>préfér</text:span><text:span text:style-name="T7">er</text:span><text:span text:style-name="T5"> </text:span><text:span text:style-name="T7">une certaine posture </text:span><text:span text:style-name="T5"><text:s/>(essentiellement) topogenètique </text:span><text:span text:style-name="T7">vis à vis une autre </text:span><text:span text:style-name="T5">chez les maîtres </text:span><text:span text:style-name="T7">de physique.</text:span><text:span text:style-name="T5"> </text:span></text:p>
      <text:p text:style-name="P9"><text:span text:style-name="T5">Chaque question donne l'image d'une situation tout à fait ordinaire dans la classe quotidienne. </text:span></text:p>
      <text:p text:style-name="P9"><text:span text:style-name="T5"/></text:p>
      <text:p text:style-name="P9"><text:span text:style-name="T5">Essayez d'imaginer la scène et choisir la (ou les — à décider) réponse(s) qui semble(nt) le plus proche à ce que vous feriez. Pour vous aider à faire ceci nous avons essayer de décrire les scènes de façon « informelle ». </text:span><text:span text:style-name="T9">Les réponse données ne sont évidemment pas les seules réponse possible, et même pas les meilleures mais chacune illustre une variation qui nous intéresse. <text:s/></text:span></text:p>
      <text:p text:style-name="P9"><text:span text:style-name="T5"/></text:p>
      <text:p text:style-name="P9"><text:span text:style-name="T11">Théorie</text:span><text:span text:style-name="T5"> : (Ref : petit livre sur les questionnaire)</text:span></text:p>
      <text:p text:style-name="P9"><text:span text:style-name="T5">On essaye de mettre à l'aise le personne questionné. On essaye de donner l'impression qu'il n'y a pas <text:s/>de réponse « correcte ». On surtout cache le vrai but de la questionnaire. </text:span></text:p>
      <text:p text:style-name="P9"><text:span text:style-name="T5"/></text:p>
      <text:p text:style-name="P9"><text:span text:style-name="T5">On propose qu'ils imaginent la scène pour essayer de laisser l'espace pour une éventuelle effet de se manifester. <text:s/></text:span><text:span text:style-name="T8">IS THIS THE RIGHT THING TO DO ??</text:span></text:p>
      <text:p text:style-name="P9"><text:span text:style-name="T5"/></text:p>
      <text:p text:style-name="P9"><text:span text:style-name="T5">P</text:span><text:span text:style-name="T8">our les noms des élèves on reste dans les classiques francophones pour que le sexe de l'élève est évident sans être explicité. Pour maintenir cette clarté, on évite tous noms « importé ». C'est clair que du point de vue d'une pédagogique d'inclusion utiliser des noms étrangères dans les exemples est une bonne idée voire une necessité, mais ici ça joue contre nos objectives et on tous cas on à faire avec des maîtres pas des élèves. <text:s/></text:span></text:p>
      <text:p text:style-name="P10"><text:span text:style-name="T5"/></text:p>
      <text:p text:style-name="P8"><text:span text:style-name="T2"/></text:p>
      <text:p text:style-name="P8"><text:span text:style-name="T2"/></text:p>
      <text:p text:style-name="P8"><text:span text:style-name="T2"/></text:p>
      <text:p text:style-name="P5"><text:span text:style-name="T5"/></text:p>
      <text:p text:style-name="P17"><text:span text:style-name="T5">Q1) </text:span><text:span text:style-name="T7">(Classe 1M) </text:span><text:span text:style-name="T5">Une séance du travail pratique sur l'accélération rectilinéaire uniforme. Un petit chariot descende un rail incliné tirant une bande de papier qui est attaché derrière. Une vibreur 50 Hz laisse des points sur la bande du papier. </text:span></text:p>
      <text:p text:style-name="P5"><text:span text:style-name="T5"/></text:p>
      <text:p text:style-name="P6"><text:span text:style-name="T5">Samantha vient vers vous avec la bande du papier, </text:span><text:span text:style-name="T6">marquée par des points qui semblent tout à fait corrects ; Elle vous demande ce qu'il faut faire maintenant.</text:span></text:p>
      <text:p text:style-name="P6"><text:span text:style-name="T5"><text:s text:c="2"/></text:span></text:p>
      <text:list xml:id="list2041249643426006083" text:style-name="L2">
        <text:list-item>
          <text:p text:style-name="P1">Réponse </text:p>
        </text:list-item>
        <text:list-item>
          <text:p text:style-name="P1">Réponse </text:p>
        </text:list-item>
        <text:list-item>
          <text:p text:style-name="P1">Réponse</text:p>
        </text:list-item>
      </text:list>
      <text:p text:style-name="P2"/>
      <text:p text:style-name="P2"><text:span text:style-name="T10">Théorie</text:span> : La situation que on veut mettre en place ici concerne la partage de la responsabilité entre l'élève et le maître. L'élève ne veut pas prendre la responsabilité pour gérer le travail ; il/elle préfère exécuter des instructions (autre question : ce comportement est plus commun chez les filles que les garçons ? – on n'adresse pas cette question ici). <text:s text:c="5"/></text:p>
      <text:p text:style-name="P3">Le prof à le choix d'accepter ceci et de fournir des instructions ou d'insister que l'élève se débrouille – est-ce qu'il y a une tendance à réagir d'une façon ou l'autre selon le sexe de l'élève.</text:p>
      <text:p text:style-name="P3"/>
      <text:p text:style-name="P3"/>
      <text:p text:style-name="P18">Q2) (Classe 2C) La scène se déroule dans un séance de TP ; le but immédiate du travail est de mesurer le tension à travers une lampe et le courant qui passe par la lampe. Figure A montre le circuit correcte (donné dans le protocole) et figure B montre le circuit construit par Françoise ; <text:span text:style-name="T12">elle s'est trompé en mettant l'amètre en série avec le voltmètre. Elle vient vers vous demandant pourquoi elle voit aucun courant même si la lampe est allumé.</text:span></text:p>
      <text:p text:style-name="P4"/>
      <text:list xml:id="list1665738399990634842" text:style-name="L4">
        <text:list-item>
          <text:p text:style-name="P11"><text:span text:style-name="T3">Réponse</text:span></text:p>
        </text:list-item>
        <text:list-item>
          <text:p text:style-name="P12"><text:span text:style-name="T1">Réponse</text:span></text:p>
        </text:list-item>
      </text:list>
      <text:p text:style-name="P13"><text:span text:style-name="T1"/></text:p>
      <text:p text:style-name="P16"><text:span text:style-name="T1">Théorie :</text:span></text:p>
      <text:p text:style-name="P15"><text:span text:style-name="T3">La variation sous considération ici est un réduction du milieu ; spécifiquement une réduction dans le nombre d'éléments physique dans le problème. Généralement réduisant le nombre d'objets résulte dans une simplification </text:span></text:p>
      <text:p text:style-name="P15"><text:span text:style-name="T3"/></text:p>
      <text:p text:style-name="P15"><text:span text:style-name="T3"/></text:p>
      <text:p text:style-name="P19"><text:span text:style-name="T1">Q3) </text:span></text:p>
      <text:p text:style-name="P13"><text:span text:style-name="T1">Vous avez donné un calcule à compléter pour lequel vous avez prévu cinq minutes. Après environs trois minute vous observez que pas mal d'élèves ont déjà terminé ; donc vous dites : « C'est bon, on peut regarder ensemble ? »</text:span></text:p>
      <text:p text:style-name="P13"><text:span text:style-name="T1"/></text:p>
      <text:p text:style-name="P13"><text:span text:style-name="T1">La seule réponse est Nathalie qui demande d'avoir encore une minute.</text:span></text:p>
      <text:p text:style-name="P13"><text:span text:style-name="T1"/></text:p>
      <text:list xml:id="list8564823652595343629" text:style-name="L6">
        <text:list-item>
          <text:p text:style-name="P14"><text:span text:style-name="T1">Vous accordez une minute de plus à Nathalie et les autres qui n'ont pas fini</text:span></text:p>
        </text:list-item>
        <text:list-item>
          <text:p text:style-name="P14"><text:span text:style-name="T1">Vous n'accordez plus de temps et corrige la question en collectif.</text:span></text:p>
        </text:list-item>
      </text:list>
      <text:p text:style-name="P13"><text:span text:style-name="T1"/></text:p>
      <text:p text:style-name="P13"><text:span text:style-name="T4">Théorie</text:span><text:span text:style-name="T1"> :</text:span></text:p>
      <text:p text:style-name="P13"><text:span text:style-name="T1"/></text:p>
      <text:p text:style-name="P4"/>
      <text:p text:style-name="P4"><text:span text:style-name="T12"><text:s text:c="2"/></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1:38:29.324000000</meta:creation-date>
    <dc:date>2017-05-23T18:57:13.516000000</dc:date>
    <meta:editing-duration>PT5H18M54S</meta:editing-duration>
    <meta:editing-cycles>5</meta:editing-cycles>
    <meta:generator>LibreOffice/5.0.0.5$Windows_x86 LibreOffice_project/1b1a90865e348b492231e1c451437d7a15bb262b</meta:generator>
    <meta:document-statistic meta:table-count="0" meta:image-count="0" meta:object-count="0" meta:page-count="4" meta:paragraph-count="29" meta:word-count="630" meta:character-count="3679" meta:non-whitespace-character-count="3053"/>
  </office:meta>
</office:document-meta>
</file>